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9cm" svg:height="4.308cm" draw:transform="rotate (-1.55264490257416) translate (6.79570592602908cm 2.8173057100451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6.5593868828996cm 4.631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7.1416577737704cm 7.933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6.8264578120657cm 4.7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7456244787324cm 5.20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69cm" svg:height="4.552cm" draw:transform="skewX (0.00157079632679489) rotate (-1.55247036964896) translate (6.8778581959639cm 2.0243792188622cm)" svg:viewBox="0 0 1170 4553" svg:d="M1169 4458c-78-342-272-1114-339-1883-66-768-31-2016-15-2223 6-108-812-511-815-283-2 227 16 1642 105 2464s184 1368 281 1917c22 173 807 95 783 8z">
          <text:p/>
        </draw:path>
        <draw:path draw:style-name="gr1" draw:text-style-name="P1" draw:layer="layout" svg:width="0.902cm" svg:height="0.661cm" draw:transform="rotate (-2.15687788961459) translate (3.5556244787324cm 3.00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592) rotate (-2.15687788961459) translate (7.15464014322751cm 2.18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004791145399cm 2.61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1.671cm" svg:height="1.798cm" svg:x="5.941cm" svg:y="7.935cm" svg:viewBox="0 0 1672 1799" svg:d="M1267 896c91-65 454 497 399 556-124 134-278 284-817 342-538 58-962-381-822-1019 68-309 207-576 376-775 0 0 480 476 425 530-141 127-179 316-35 453s365 4 474-87z">
          <text:p/>
        </draw:path>
        <draw:path draw:style-name="gr1" draw:text-style-name="P1" draw:layer="layout" svg:width="0.902cm" svg:height="0.661cm" draw:transform="skewX (0.001221730476396) rotate (-2.1556561591382) translate (7.9574573185944cm 8.875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30:32.569000000</dc:date>
    <meta:editing-duration>PT3M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